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scadia Code" fo:font-size="26pt" officeooo:rsid="0019a868" officeooo:paragraph-rsid="0019a868" style:font-size-asian="22.75pt" style:font-size-complex="26pt"/>
    </style:style>
    <style:style style:name="P2" style:family="paragraph" style:parent-style-name="Standard">
      <style:paragraph-properties fo:text-align="justify" style:justify-single-word="false"/>
      <style:text-properties style:font-name="Cascadia Code" fo:font-size="18pt" officeooo:rsid="0019a868" officeooo:paragraph-rsid="0019a868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Cascadia Code" fo:font-size="18pt" style:text-underline-style="solid" style:text-underline-width="auto" style:text-underline-color="font-color" officeooo:rsid="001f9a86" officeooo:paragraph-rsid="001f9a86" style:font-size-asian="18pt" style:font-size-complex="18pt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officeooo:paragraph-rsid="0019a868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officeooo:paragraph-rsid="001a422f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fo:language="pt" fo:country="BR" officeooo:paragraph-rsid="001a422f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officeooo:rsid="001b7fe5" officeooo:paragraph-rsid="001b7fe5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Cascadia Code" fo:font-size="18pt" style:text-underline-style="none" officeooo:rsid="001f9a86" officeooo:paragraph-rsid="001f9a86" style:font-size-asian="18pt" style:font-size-complex="18pt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ascadia Code" fo:font-size="18pt" style:text-underline-style="none" officeooo:rsid="0022138f" officeooo:paragraph-rsid="0022138f" style:font-size-asian="18pt" style:font-size-complex="18pt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Cascadia Code" fo:font-size="18pt" style:text-underline-style="none" officeooo:rsid="002299a3" officeooo:paragraph-rsid="002299a3" style:font-size-asian="18pt" style:font-size-complex="18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ascadia Code" fo:font-size="18pt" style:text-underline-style="none" officeooo:rsid="00246b11" officeooo:paragraph-rsid="00246b11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Cascadia Code" fo:font-size="18pt" style:text-underline-style="solid" style:text-underline-width="auto" style:text-underline-color="font-color" officeooo:rsid="001ca272" officeooo:paragraph-rsid="001ca272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Cascadia Code" fo:font-size="18pt" officeooo:rsid="002641a1" officeooo:paragraph-rsid="002641a1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Cascadia Code" fo:font-size="26pt" officeooo:rsid="002641a1" officeooo:paragraph-rsid="002641a1" style:font-size-asian="22.75pt" style:font-size-complex="26pt"/>
    </style:style>
    <style:style style:name="T1" style:family="text">
      <style:text-properties fo:font-variant="normal" fo:text-transform="none" style:font-name="Cascadia Code" fo:font-size="16pt" fo:letter-spacing="normal" fo:font-style="normal" fo:font-weight="normal" style:font-size-asian="16pt" style:font-style-asian="normal" style:font-size-complex="16pt" style:font-style-complex="normal"/>
    </style:style>
    <style:style style:name="T2" style:family="text">
      <style:text-properties fo:font-variant="normal" fo:text-transform="none" style:font-name="Cascadia Code" fo:font-size="16pt" fo:letter-spacing="normal" fo:font-style="normal" fo:font-weight="normal" officeooo:rsid="0019a868" style:font-size-asian="16pt" style:font-style-asian="normal" style:font-size-complex="16pt" style:font-style-complex="normal"/>
    </style:style>
    <style:style style:name="T3" style:family="text">
      <style:text-properties fo:font-variant="normal" fo:text-transform="none" style:font-name="Cascadia Code" fo:font-size="16pt" fo:letter-spacing="normal" fo:font-style="normal" style:text-underline-style="solid" style:text-underline-width="auto" style:text-underline-color="font-color" fo:font-weight="normal" style:font-size-asian="16pt" style:font-style-asian="normal" style:font-size-complex="16pt" style:font-style-complex="normal"/>
    </style:style>
    <style:style style:name="T4" style:family="text">
      <style:text-properties style:font-name="Cascadia Code" fo:font-size="16pt" officeooo:rsid="0019a868" style:font-size-asian="16pt" style:font-size-complex="16pt"/>
    </style:style>
    <style:style style:name="T5" style:family="text">
      <style:text-properties style:font-name="Cascadia Code" fo:font-size="16pt" fo:font-style="italic" officeooo:rsid="0019a868" style:font-size-asian="16pt" style:font-style-asian="italic" style:font-size-complex="16pt" style:font-style-complex="italic"/>
    </style:style>
    <style:style style:name="T6" style:family="text">
      <style:text-properties style:font-name="Cascadia Code" fo:font-size="16pt" fo:font-style="italic" fo:font-weight="bold" officeooo:rsid="0019a868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Cascadia Code" fo:font-size="16pt" fo:font-style="normal" officeooo:rsid="0019a868" style:font-size-asian="16pt" style:font-style-asian="normal" style:font-size-complex="16pt" style:font-style-complex="normal"/>
    </style:style>
    <style:style style:name="T8" style:family="text">
      <style:text-properties style:font-name="Cascadia Code" fo:font-size="16pt" fo:font-style="normal" officeooo:rsid="001a422f" style:font-size-asian="16pt" style:font-style-asian="normal" style:font-size-complex="16pt" style:font-style-complex="normal"/>
    </style:style>
    <style:style style:name="T9" style:family="text">
      <style:text-properties style:font-name="Cascadia Code" fo:font-size="16pt" fo:font-style="normal" fo:font-weight="bold" officeooo:rsid="0019a868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style:font-name="Cascadia Code" fo:font-size="16pt" fo:font-style="normal" fo:font-weight="bold" officeooo:rsid="001a422f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style:font-name="Cascadia Code" fo:font-size="16pt" fo:font-style="normal" fo:font-weight="normal" officeooo:rsid="001a422f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font-name="Cascadia Code" fo:font-size="16pt" fo:font-style="normal" style:text-underline-style="solid" style:text-underline-width="auto" style:text-underline-color="font-color" fo:font-weight="normal" officeooo:rsid="001a422f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style:font-name="Cascadia Code" fo:font-size="16pt" fo:font-style="normal" style:text-underline-style="solid" style:text-underline-width="auto" style:text-underline-color="font-color" officeooo:rsid="001a422f" style:font-size-asian="16pt" style:font-style-asian="normal" style:font-size-complex="16pt" style:font-style-complex="normal"/>
    </style:style>
    <style:style style:name="T14" style:family="text">
      <style:text-properties style:font-name="Cascadia Code" fo:font-size="16pt" fo:font-style="normal" style:text-underline-style="solid" style:text-underline-width="auto" style:text-underline-color="font-color" officeooo:rsid="0019a868" style:font-size-asian="16pt" style:font-style-asian="normal" style:font-size-complex="16pt" style:font-style-complex="normal"/>
    </style:style>
    <style:style style:name="T15" style:family="text">
      <style:text-properties style:font-name="Cascadia Code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style:font-name="Cascadia Code" fo:font-size="16pt" fo:font-style="normal" style:text-underline-style="none" fo:font-weight="normal" officeooo:rsid="001a422f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Cascadia Code" fo:font-size="16pt" fo:font-style="normal" style:text-underline-style="none" fo:font-weight="normal" officeooo:rsid="001b7fe5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Cascadia Code" fo:font-size="16pt" fo:font-style="normal" style:text-underline-style="none" fo:font-weight="normal" officeooo:rsid="001e5c49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style:font-name="Cascadia Code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style:font-name="Cascadia Code" fo:font-size="16pt" fo:font-weight="bold" officeooo:rsid="0019a868" style:font-size-asian="16pt" style:font-weight-asian="bold" style:font-size-complex="16pt" style:font-weight-complex="bold"/>
    </style:style>
    <style:style style:name="T21" style:family="text">
      <style:text-properties style:font-name="Cascadia Code" fo:font-size="16pt" fo:language="en" fo:country="US" fo:font-style="italic" fo:font-weight="bold" officeooo:rsid="0019a868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style:font-name="Cascadia Code" fo:font-size="16pt" fo:language="en" fo:country="US" fo:font-style="normal" fo:font-weight="bold" officeooo:rsid="0019a868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style:font-name="Cascadia Code" fo:font-size="16pt" fo:language="en" fo:country="US" fo:font-style="normal" fo:font-weight="bold" officeooo:rsid="001a422f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201996"/>
    </style:style>
    <style:style style:name="T26" style:family="text">
      <style:text-properties style:text-underline-style="solid" style:text-underline-width="auto" style:text-underline-color="font-color" officeooo:rsid="002299a3"/>
    </style:style>
    <style:style style:name="T27" style:family="text">
      <style:text-properties officeooo:rsid="001ca272"/>
    </style:style>
    <style:style style:name="T28" style:family="text">
      <style:text-properties officeooo:rsid="00201996"/>
    </style:style>
    <style:style style:name="T29" style:family="text">
      <style:text-properties officeooo:rsid="002299a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7">Construção de páginas web</text:span> </text:p>
      <text:p text:style-name="P14"/>
      <text:p text:style-name="P13">WWW: Tim Berners Lee</text:p>
      <text:p text:style-name="P1"/>
      <text:p text:style-name="P12">Protocolos</text:p>
      <text:list xml:id="list3058187016" text:style-name="L1">
        <text:list-item>
          <text:p text:style-name="P4"><text:span text:style-name="T4">HTML – </text:span><text:span text:style-name="T20">Linguagem de marcação de hipertexto.</text:span></text:p>
        </text:list-item>
        <text:list-item>
          <text:p text:style-name="P4"><text:span text:style-name="T4">TCP – </text:span><text:span text:style-name="T21">Transmission</text:span><text:span text:style-name="T6"> </text:span><text:span text:style-name="T21">control</text:span><text:span text:style-name="T6"> </text:span><text:span text:style-name="T21">protocol</text:span><text:span text:style-name="T6">,</text:span><text:span text:style-name="T5"> </text:span><text:span text:style-name="T3">verifica se os dados são enviados</text:span><text:span text:style-name="T1"> de forma correta, nas </text:span><text:span text:style-name="T2">s</text:span><text:span text:style-name="T1">equência</text:span><text:span text:style-name="T2">s </text:span><text:span text:style-name="T1">apropriada</text:span><text:span text:style-name="T2">s </text:span><text:span text:style-name="T1">e sem erros, pela rede.</text:span></text:p>
        </text:list-item>
        <text:list-item>
          <text:p text:style-name="P5"><text:span text:style-name="T7">IP – </text:span><text:span text:style-name="T9">Internet </text:span><text:span text:style-name="T22">Protocol</text:span><text:span text:style-name="T7">, </text:span><text:span text:style-name="T14">identifica</text:span><text:span text:style-name="T7"> um </text:span><text:span text:style-name="T14">dispositivo</text:span><text:span text:style-name="T7"> em uma rede privada ou pública.</text:span></text:p>
        </text:list-item>
        <text:list-item>
          <text:p text:style-name="P6"><text:span text:style-name="T7">HTTP – </text:span><text:span text:style-name="T22">Hypertext</text:span><text:span text:style-name="T9"> </text:span><text:span text:style-name="T22">Transfer</text:span><text:span text:style-name="T9"> </text:span><text:span text:style-name="T22">Protocol</text:span><text:span text:style-name="T7">, </text:span><text:span text:style-name="T13">é a conexão entre o cliente e o servidor</text:span><text:span text:style-name="T8">, o cliente pede o acesso à página e é garantido o acesso com os arquivos para renderizá-la.</text:span></text:p>
        </text:list-item>
        <text:list-item>
          <text:p text:style-name="P5"><text:span text:style-name="T8">HTTPS – </text:span><text:span text:style-name="T23">Hypertext</text:span><text:span text:style-name="T10"> </text:span><text:span text:style-name="T23">Transfer</text:span><text:span text:style-name="T10"> </text:span><text:span text:style-name="T23">Protocol</text:span><text:span text:style-name="T10"> Secure</text:span><text:span text:style-name="T11">, </text:span><text:span text:style-name="T12">comum entre sites com sistema de pagamento</text:span><text:span text:style-name="T16">, </text:span><text:span text:style-name="T17">é o</text:span><text:span text:style-name="T16"> </text:span><text:span text:style-name="T17">HTTP com uma camada de proteção a mais.</text:span></text:p>
        </text:list-item>
        <text:list-item>
          <text:p text:style-name="P7"><text:span text:style-name="T17">U</text:span><text:span text:style-name="T15">DP – </text:span><text:span text:style-name="T19">User Datagram Protocol</text:span><text:span text:style-name="T15">, </text:span><text:span text:style-name="T18">permite o envio de um datagrama a um destino, não há garantia de chegada nesse caso.</text:span></text:p>
        </text:list-item>
      </text:list>
      <text:p text:style-name="P2"/>
      <text:p text:style-name="P3">Formas de acesso</text:p>
      <text:list xml:id="list1723262170" text:style-name="L2">
        <text:list-item>
          <text:p text:style-name="P8">Dial up – <text:span text:style-name="T28">Linha telêfonica. </text:span><text:span text:style-name="T25">Instável</text:span><text:span text:style-name="T28">. Baixas taxas de transmissão.</text:span></text:p>
        </text:list-item>
        <text:list-item>
          <text:p text:style-name="P9">Modem ADSL, <text:span text:style-name="T29">Cable Model, </text:span><text:span text:style-name="T26">Fibra óptica</text:span><text:span text:style-name="T29"> ou rede local cabeada ou sem fio.</text:span></text:p>
        </text:list-item>
        <text:list-item>
          <text:p text:style-name="P10">Telefonia móvel (<text:span text:style-name="T24">3G, 4G</text:span>).</text:p>
        </text:list-item>
        <text:list-item>
          <text:p text:style-name="P11">Satélite – <text:span text:style-name="T24">Muito caro</text:span>, sujeita a alteração pelo tempo, <text:span text:style-name="T24">limitado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9T14:31:58.898000000</meta:creation-date>
    <dc:date>2022-08-09T13:54:57.852000000</dc:date>
    <meta:editing-duration>PT21H1M21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4" meta:word-count="168" meta:character-count="984" meta:non-whitespace-character-count="831"/>
  </office:meta>
</office:document-meta>
</file>